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079a63" fo:background-color="transparent" style:font-size-asian="32pt" style:font-weight-asian="bold" style:font-size-complex="32pt" style:font-weight-complex="bold"/>
    </style:style>
    <style:style style:name="P2" style:family="paragraph" style:parent-style-name="Footer_20_left">
      <style:paragraph-properties fo:text-align="start" style:justify-single-word="false"/>
      <style:text-properties fo:color="#000000" loext:opacity="100%" fo:font-size="12pt" fo:font-weight="bold" officeooo:rsid="00109e07" officeooo:paragraph-rsid="00109e07" fo:background-color="transparent" style:font-size-asian="12pt" style:font-weight-asian="bold" style:font-size-complex="12pt" style:font-weight-complex="bold"/>
    </style:style>
    <style:style style:name="P3" style:family="paragraph" style:parent-style-name="Text_20_body">
      <style:text-properties fo:color="#000000" loext:opacity="100%" fo:font-size="12pt" fo:font-weight="normal" officeooo:rsid="00124da1" officeooo:paragraph-rsid="00124da1" fo:background-color="transparent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color="#000000" loext:opacity="100%" fo:font-size="12pt" fo:font-weight="normal" officeooo:rsid="001eb081" officeooo:paragraph-rsid="001eb081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6" style:family="paragraph" style:parent-style-name="Header">
      <style:text-properties fo:font-weight="normal" officeooo:rsid="001eb081" officeooo:paragraph-rsid="001eb081" style:font-weight-asian="normal" style:font-weight-complex="normal"/>
    </style:style>
    <style:style style:name="P7" style:family="paragraph" style:parent-style-name="Text_20_body" style:list-style-name="L1">
      <style:text-properties fo:color="#000000" loext:opacity="100%" fo:font-size="12pt" fo:font-weight="normal" officeooo:rsid="001eb081" officeooo:paragraph-rsid="001eb081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 style:list-style-name="L2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 style:list-style-name="L3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 style:list-style-name="L5">
      <style:text-properties fo:color="#000000" loext:opacity="100%" fo:font-size="12pt" fo:font-weight="normal" officeooo:rsid="00214924" officeooo:paragraph-rsid="00214924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 style:list-style-name="L1">
      <style:text-properties fo:color="#000000" loext:opacity="100%" fo:font-size="12pt" fo:font-weight="normal" officeooo:rsid="0022ce18" officeooo:paragraph-rsid="0022ce18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 style:list-style-name="L2">
      <style:text-properties fo:color="#000000" loext:opacity="100%" fo:font-size="12pt" fo:font-weight="normal" officeooo:rsid="0022ce18" officeooo:paragraph-rsid="0022ce18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 style:list-style-name="L3">
      <style:text-properties fo:color="#000000" loext:opacity="100%" fo:font-size="12pt" fo:font-weight="normal" officeooo:rsid="0022ce18" officeooo:paragraph-rsid="0022ce18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 style:list-style-name="L5">
      <style:text-properties fo:color="#000000" loext:opacity="100%" fo:font-size="12pt" fo:font-weight="normal" officeooo:rsid="0022ce18" officeooo:paragraph-rsid="0022ce18" fo:background-color="transparent" style:font-size-asian="12pt" style:font-weight-asian="normal" style:font-size-complex="12pt" style:font-weight-complex="normal"/>
    </style:style>
    <style:style style:name="P15" style:family="paragraph" style:parent-style-name="Text_20_body" style:list-style-name="L2">
      <style:text-properties fo:color="#000000" loext:opacity="100%" fo:font-size="12pt" fo:font-weight="bold" officeooo:rsid="001f8963" officeooo:paragraph-rsid="001f8963" fo:background-color="transparent" style:font-size-asian="12pt" style:font-weight-asian="bold" style:font-size-complex="12pt" style:font-weight-complex="bold"/>
    </style:style>
    <style:style style:name="P16" style:family="paragraph" style:parent-style-name="Text_20_body" style:list-style-name="L5">
      <style:text-properties fo:color="#000000" loext:opacity="100%" fo:font-size="12pt" fo:font-weight="bold" officeooo:rsid="00214924" officeooo:paragraph-rsid="00214924" fo:background-color="transparent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0db0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ce18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for <text:span text:style-name="T4">22</text:span><text:span text:style-name="T1">th</text:span> March, 202<text:span text:style-name="T2">1</text:span></text:p>
      <text:p text:style-name="P1"/>
      <text:p text:style-name="P2"/>
      <text:list xml:id="list2733429681" text:style-name="L1">
        <text:list-item>
          <text:p text:style-name="P7"><text:span text:style-name="T3">Internal meeting with team:</text:span><text:tab/></text:p>
          <text:list>
            <text:list-item>
              <text:list>
                <text:list-item>
                  <text:p text:style-name="P11">Checked upon each other’s task status. </text:p>
                </text:list-item>
                <text:list-item>
                  <text:p text:style-name="P11">Decided the tasks that needs to be completed today on priority basis.</text:p>
                </text:list-item>
              </text:list>
            </text:list-item>
          </text:list>
        </text:list-item>
      </text:list>
      <text:p text:style-name="P4"/>
      <text:list xml:id="list4071328618" text:style-name="L2">
        <text:list-item>
          <text:p text:style-name="P15">Call with Harshil:</text:p>
          <text:list>
            <text:list-item>
              <text:list>
                <text:list-item>
                  <text:p text:style-name="P8">Got updates and reviews on yesterday’s task performed by me as asked for.</text:p>
                </text:list-item>
                <text:list-item>
                  <text:p text:style-name="P12">Had a discussion with harshil on how to approach the after-sales journey for multi-fleet. Got his insights on how to prepare a sketch for the same.</text:p>
                </text:list-item>
                <text:list-item>
                  <text:p text:style-name="P12">Harshil showed me some documents regarding workshops on MultiFleet to get a better view on the STC process.</text:p>
                </text:list-item>
              </text:list>
            </text:list-item>
          </text:list>
        </text:list-item>
      </text:list>
      <text:p text:style-name="P5"/>
      <text:list xml:id="list2616760435" text:style-name="L3">
        <text:list-item>
          <text:p text:style-name="P9"><text:span text:style-name="T3">Session</text:span>:</text:p>
          <text:list>
            <text:list-item>
              <text:list>
                <text:list-item>
                  <text:p text:style-name="P9">Got tips by sir regarding how can one improve one’s communication skill, as it is an important part of upcoming project. Sir suggested some exercises for the same.</text:p>
                </text:list-item>
                <text:list-item>
                  <text:p text:style-name="P13">Presented a weekly report as a PPT to enlist all the tasks in short, performed by me in previous week.</text:p>
                </text:list-item>
              </text:list>
            </text:list-item>
          </text:list>
        </text:list-item>
      </text:list>
      <text:p text:style-name="P3"/>
      <text:list xml:id="list1019306588" text:style-name="L5">
        <text:list-item>
          <text:p text:style-name="P16">Documentation Skills:</text:p>
          <text:list>
            <text:list-item>
              <text:list>
                <text:list-item>
                  <text:p text:style-name="P10">Learnt about indentation tool used in excel.</text:p>
                </text:list-item>
                <text:list-item>
                  <text:p text:style-name="P14">While using bulleting points, press enter to get to new a main point. Also, to get into a sub-point press tab after pressing enter. Lastly, to get back to a main point, press shift + tab.</text:p>
                </text:list-item>
              </text:list>
            </text:list-item>
          </text:list>
        </text:list-item>
      </text:list>
      <text:p text:style-name="P3"><text:tab/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normal" officeooo:rsid="001eb081" officeooo:paragraph-rsid="001eb081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0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8:41:58.716000000</meta:creation-date>
    <dc:date>2021-03-22T19:09:25.039000000</dc:date>
    <meta:editing-duration>PT1H13M47S</meta:editing-duration>
    <meta:editing-cycles>12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16" meta:word-count="194" meta:character-count="1151" meta:non-whitespace-character-count="877"/>
  </office:meta>
</office:document-meta>
</file>